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8775307632493173114" text:style-name="L1">
        <text:list-item>
          <text:list>
            <text:list-header>
              <text:p text:style-name="P15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14">rested 6 minutes</text:p>
      <text:list xml:id="list7663646686440857828" text:style-name="L2">
        <text:list-item>
          <text:list>
            <text:list-header>
              <text:p text:style-name="P16"><text:span text:style-name="T1">Run: </text:span><text:s/>0.1 mile lead into a 2 mile run</text:p>
              <text:p text:style-name="P16">2 mile splits: <text:s/>8:21, 8:03</text:p>
              <text:p text:style-name="P16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0 which is 7:22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Sat Sept 8, 2018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On a treadmill: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 down: <text:span text:style-name="T2">½ mile hom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9-10T12:44:18.04</dc:date>
    <dc:creator>James  Lombardi</dc:creator>
    <meta:editing-duration>P5DT8H14M18S</meta:editing-duration>
    <meta:editing-cycles>421</meta:editing-cycles>
    <meta:generator>OpenOffice/4.1.2$Win32 OpenOffice.org_project/412m3$Build-9782</meta:generator>
    <meta:document-statistic meta:table-count="0" meta:image-count="0" meta:object-count="0" meta:page-count="8" meta:paragraph-count="209" meta:word-count="2130" meta:character-count="10562"/>
  </office:meta>
</office:document-meta>
</file>